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7.895cm" fo:margin-left="0.088cm" table:align="left"/>
    </style:style>
    <style:style style:name="Tabela1.A" style:family="table-column">
      <style:table-column-properties style:column-width="8.899cm"/>
    </style:style>
    <style:style style:name="Tabela1.B" style:family="table-column">
      <style:table-column-properties style:column-width="8.996cm"/>
    </style:style>
    <style:style style:name="Tabela3" style:family="table">
      <style:table-properties style:width="18.103cm" fo:margin-left="0cm" fo:margin-right="-0.101cm" table:align="margins"/>
    </style:style>
    <style:style style:name="Tabela3.A" style:family="table-column">
      <style:table-column-properties style:column-width="0.598cm" style:rel-column-width="2164*"/>
    </style:style>
    <style:style style:name="Tabela3.B" style:family="table-column">
      <style:table-column-properties style:column-width="1.101cm" style:rel-column-width="3984*"/>
    </style:style>
    <style:style style:name="Tabela3.C" style:family="table-column">
      <style:table-column-properties style:column-width="1.797cm" style:rel-column-width="6506*"/>
    </style:style>
    <style:style style:name="Tabela3.D" style:family="table-column">
      <style:table-column-properties style:column-width="1.21cm" style:rel-column-width="4380*"/>
    </style:style>
    <style:style style:name="Tabela3.E" style:family="table-column">
      <style:table-column-properties style:column-width="0.794cm" style:rel-column-width="2873*"/>
    </style:style>
    <style:style style:name="Tabela3.F" style:family="table-column">
      <style:table-column-properties style:column-width="0.697cm" style:rel-column-width="2522*"/>
    </style:style>
    <style:style style:name="Tabela3.G" style:family="table-column">
      <style:table-column-properties style:column-width="2.194cm" style:rel-column-width="7943*"/>
    </style:style>
    <style:style style:name="Tabela3.H" style:family="table-column">
      <style:table-column-properties style:column-width="1.838cm" style:rel-column-width="6653*"/>
    </style:style>
    <style:style style:name="Tabela3.I" style:family="table-column">
      <style:table-column-properties style:column-width="1.566cm" style:rel-column-width="5670*"/>
    </style:style>
    <style:style style:name="Tabela3.J" style:family="table-column">
      <style:table-column-properties style:column-width="1.397cm" style:rel-column-width="5057*"/>
    </style:style>
    <style:style style:name="Tabela3.K" style:family="table-column">
      <style:table-column-properties style:column-width="1.718cm" style:rel-column-width="6219*"/>
    </style:style>
    <style:style style:name="Tabela3.L" style:family="table-column">
      <style:table-column-properties style:column-width="1.489cm" style:rel-column-width="5389*"/>
    </style:style>
    <style:style style:name="Tabela3.M" style:family="table-column">
      <style:table-column-properties style:column-width="1.706cm" style:rel-column-width="617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K1" style:family="table-cell">
      <style:table-cell-properties fo:padding="0.097cm" fo:border="0.05pt solid #000000"/>
    </style:style>
    <style:style style:name="Tabela3.2" style:family="table-row">
      <style:table-row-properties style:min-row-height="1.28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3.G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H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a3.M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I3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3.4" style:family="table-row">
      <style:table-row-properties style:min-row-height="0.467cm"/>
    </style:style>
    <style:style style:name="Tabela3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Liberation Serif" fo:font-size="8pt" fo:letter-spacing="normal" fo:font-style="normal" style:text-underline-style="none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2" style:family="paragraph" style:parent-style-name="Text_20_body">
      <style:paragraph-properties fo:margin-left="1.058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3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style:font-size-asian="8pt" style:font-size-complex="8pt"/>
    </style:style>
    <style:style style:name="P4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5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P6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8pt" fo:font-weight="normal" style:font-size-asian="8pt" style:font-size-complex="8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style="italic" style:text-underline-style="solid" style:text-underline-width="auto" style:text-underline-color="font-color" fo:font-weight="bold" style:font-name-asian="Courier10 BT" style:font-size-asian="8pt" style:font-style-asian="italic" style:font-weight-asian="bold" style:font-name-complex="Courier10 BT" style:font-size-complex="8pt" style:font-style-complex="italic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bold" style:font-name-asian="Courier10 BT" style:font-size-asian="8pt" style:font-weight-asian="bold" style:font-name-complex="Courier10 BT" style:font-size-complex="8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normal" style:font-name-asian="Courier10 BT" style:font-size-asian="8pt" style:font-weight-asian="normal" style:font-name-complex="Courier10 BT" style:font-size-complex="8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Liberation Serif" fo:font-size="8pt" fo:font-style="normal" fo:font-weight="normal" style:font-name-asian="Courier10 BT" style:font-size-asian="8pt" style:font-style-asian="normal" style:font-weight-asian="normal" style:font-name-complex="Courier10 BT" style:font-size-complex="8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8pt" fo:letter-spacing="normal" fo:font-style="normal" style:text-underline-style="none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16" style:family="paragraph" style:parent-style-name="Standard">
      <style:paragraph-properties fo:line-height="100%" fo:text-align="start" style:justify-single-word="false" fo:break-before="page"/>
      <style:text-properties fo:color="#000000" style:font-name="Liberation Serif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7" style:family="paragraph" style:parent-style-name="Standard"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000000" style:font-name="Liberation Serif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8pt" style:font-size-asian="8pt" style:font-size-complex="8pt"/>
    </style:style>
    <style:style style:name="P28" style:family="paragraph" style:parent-style-name="Text_20_body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P29" style:family="paragraph" style:parent-style-name="Text_20_body">
      <style:paragraph-properties fo:margin-top="0.159cm" fo:margin-bottom="0.159cm" loext:contextual-spacing="false" fo:line-height="100%" fo:text-align="start" style:justify-single-word="false" fo:widows="1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30" style:family="paragraph" style:parent-style-name="Text_20_body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8pt" style:font-size-asian="8pt" style:font-size-complex="8pt"/>
    </style:style>
    <style:style style:name="P31" style:family="paragraph" style:parent-style-name="Text_20_body">
      <style:paragraph-properties fo:margin-left="1.058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32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8pt" style:font-size-asian="8pt" style:font-size-complex="8pt"/>
    </style:style>
    <style:style style:name="P33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8pt" fo:font-style="italic" style:font-size-asian="8pt" style:font-style-asian="italic" style:font-size-complex="8pt" style:font-style-complex="italic"/>
    </style:style>
    <style:style style:name="P34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8pt" fo:font-weight="bold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7pt" fo:letter-spacing="normal" fo:font-style="normal" fo:font-weight="normal" style:font-name-asian="Courier10 BT" style:font-size-asian="7pt" style:font-name-complex="Courier10 BT" style:font-size-complex="7pt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Liberation Serif" fo:font-size="7pt" officeooo:paragraph-rsid="0018851e" style:font-name-asian="Courier10 BT" style:font-size-asian="7pt" style:font-name-complex="Courier10 BT" style:font-size-complex="7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Liberation Serif" fo:font-size="7pt" style:text-underline-style="solid" style:text-underline-width="auto" style:text-underline-color="font-color" style:font-name-asian="Courier10 BT" style:font-size-asian="7pt" style:font-name-complex="Courier10 BT" style:font-size-complex="7pt"/>
    </style:style>
    <style:style style:name="P41" style:family="paragraph" style:parent-style-name="Table_20_Contents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8pt" style:font-size-asian="8pt" style:font-size-complex="8pt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font-style="italic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color="#000000" fo:font-style="italic"/>
    </style:style>
    <style:style style:name="T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fo:font-size="10pt" fo:font-style="italic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italic"/>
    </style:style>
    <style:style style:name="T14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5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italic" fo:font-weight="normal" officeooo:rsid="0018851e" style:font-style-asian="italic" style:font-style-complex="italic"/>
    </style:style>
    <style:style style:name="T17" style:family="text">
      <style:text-properties fo:font-variant="normal" fo:text-transform="none" fo:color="#000000" fo:letter-spacing="normal" fo:font-style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fo:letter-spacing="normal" fo:font-weight="normal"/>
    </style:style>
    <style:style style:name="T23" style:family="text">
      <style:text-properties fo:font-variant="normal" fo:text-transform="none" fo:color="#000000" style:text-position="-33% 80%" fo:font-style="normal"/>
    </style:style>
    <style:style style:name="T24" style:family="text">
      <style:text-properties fo:font-variant="normal" fo:text-transform="none" fo:color="#000000" style:text-position="-33% 80%" fo:font-size="10pt" fo:font-style="normal" style:font-size-asian="10pt" style:font-size-complex="10pt"/>
    </style:style>
    <style:style style:name="T25" style:family="text">
      <style:text-properties fo:font-variant="normal" fo:text-transform="none" fo:color="#000000" style:text-position="-33% 80%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fo:font-style="normal"/>
    </style:style>
    <style:style style:name="T27" style:family="text">
      <style:text-properties fo:font-variant="normal" fo:text-transform="none" fo:color="#000000" style:text-position="sub 58%" fo:letter-spacing="normal" fo:font-style="normal" fo:font-weight="normal"/>
    </style:style>
    <style:style style:name="T28" style:family="text">
      <style:text-properties fo:font-variant="normal" fo:text-transform="none" fo:color="#000000" style:text-position="sub 58%" fo:letter-spacing="normal" fo:font-weight="normal"/>
    </style:style>
    <style:style style:name="T29" style:family="text">
      <style:text-properties fo:font-variant="normal" fo:text-transform="none" fo:color="#000000" style:text-position="sub 58%" fo:letter-spacing="normal" fo:font-style="italic" fo:font-weight="normal" officeooo:rsid="0018851e" style:font-style-asian="italic" style:font-style-complex="italic"/>
    </style:style>
    <style:style style:name="T30" style:family="text">
      <style:text-properties fo:font-variant="normal" fo:text-transform="none" fo:color="#000000" style:text-position="sub 58%" fo:font-size="9pt" fo:letter-spacing="normal" fo:font-style="italic" fo:font-weight="bold" style:font-size-asian="9pt" style:font-weight-asian="bold" style:font-size-complex="9pt" style:font-weight-complex="bold"/>
    </style:style>
    <style:style style:name="T31" style:family="text">
      <style:text-properties fo:font-variant="normal" fo:text-transform="none" fo:color="#000000" style:text-position="sub 58%" fo:font-size="9pt" fo:letter-spacing="normal" fo:font-style="normal" fo:font-weight="bold" style:font-size-asian="9pt" style:font-weight-asian="bold" style:font-size-complex="9pt" style:font-weight-complex="bold"/>
    </style:style>
    <style:style style:name="T32" style:family="text">
      <style:text-properties fo:font-variant="normal" fo:text-transform="none" fo:color="#000000" style:text-position="sub 58%" fo:font-size="10pt" fo:letter-spacing="normal" fo:font-style="normal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000000" style:text-position="0% 100%" fo:font-size="9pt" fo:letter-spacing="normal" fo:font-style="normal" fo:font-weight="bold" style:font-size-asian="9pt" style:font-weight-asian="bold" style:font-size-complex="9pt" style:font-weight-complex="bold"/>
    </style:style>
    <style:style style:name="T34" style:family="text">
      <style:text-properties fo:font-variant="normal" fo:text-transform="none" fo:color="#000000" fo:font-size="9pt" fo:letter-spacing="normal" fo:font-style="italic" fo:font-weight="bold" style:font-size-asian="9pt" style:font-weight-asian="bold" style:font-size-complex="9pt" style:font-weight-complex="bold"/>
    </style:style>
    <style:style style:name="T35" style:family="text">
      <style:text-properties fo:font-variant="normal" fo:text-transform="none" fo:color="#000000" fo:font-size="9pt" fo:letter-spacing="normal" fo:font-style="normal" fo:font-weight="bold" style:font-size-asian="9pt" style:font-weight-asian="bold" style:font-size-complex="9pt" style:font-weight-complex="bold"/>
    </style:style>
    <style:style style:name="T36" style:family="text">
      <style:text-properties fo:font-variant="normal" fo:text-transform="none" fo:color="#000000" fo:font-size="9pt" fo:letter-spacing="normal" fo:font-style="normal" fo:font-weight="normal" style:font-size-asian="9pt" style:font-weight-asian="bold" style:font-size-complex="9pt" style:font-weight-complex="bold"/>
    </style:style>
    <style:style style:name="T37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fo:font-size="10pt" fo:letter-spacing="normal" fo:font-style="italic" fo:font-weight="bold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333333" fo:letter-spacing="normal" fo:font-weight="bold"/>
    </style:style>
    <style:style style:name="T40" style:family="text">
      <style:text-properties fo:font-variant="normal" fo:text-transform="none" fo:color="#333333" fo:letter-spacing="normal" fo:font-style="normal" fo:font-weight="bold"/>
    </style:style>
    <style:style style:name="T41" style:family="text">
      <style:text-properties fo:font-variant="normal" fo:text-transform="none" fo:letter-spacing="normal"/>
    </style:style>
    <style:style style:name="T42" style:family="text">
      <style:text-properties fo:font-variant="normal" fo:text-transform="none" fo:letter-spacing="normal" fo:font-style="normal"/>
    </style:style>
    <style:style style:name="T43" style:family="text">
      <style:text-properties fo:font-variant="normal" fo:text-transform="none" fo:letter-spacing="normal" fo:font-style="normal" fo:font-weight="bold"/>
    </style:style>
    <style:style style:name="T44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letter-spacing="normal" fo:font-style="normal" style:font-style-asian="normal" style:font-style-complex="normal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4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letter-spacing="normal" fo:font-style="italic"/>
    </style:style>
    <style:style style:name="T51" style:family="text">
      <style:text-properties fo:font-variant="normal" fo:text-transform="none" fo:letter-spacing="normal" fo:font-style="italic" style:font-style-asian="italic" style:font-style-complex="italic"/>
    </style:style>
    <style:style style:name="T52" style:family="text">
      <style:text-properties fo:font-variant="normal" fo:text-transform="none" fo:letter-spacing="normal" fo:font-style="italic" fo:font-weight="normal" style:font-weight-asian="normal" style:font-weight-complex="normal"/>
    </style:style>
    <style:style style:name="T53" style:family="text">
      <style:text-properties fo:font-variant="normal" fo:text-transform="none" fo:letter-spacing="normal" fo:font-style="italic" fo:font-weight="normal" officeooo:rsid="0018851e" style:font-style-asian="italic" style:font-style-complex="italic"/>
    </style:style>
    <style:style style:name="T54" style:family="text">
      <style:text-properties fo:font-variant="normal" fo:text-transform="none" fo:letter-spacing="normal" fo:font-weight="bold"/>
    </style:style>
    <style:style style:name="T55" style:family="text">
      <style:text-properties fo:font-variant="normal" fo:text-transform="none" fo:letter-spacing="normal" fo:font-weight="bold" style:font-weight-asian="bold" style:font-weight-complex="bold"/>
    </style:style>
    <style:style style:name="T56" style:family="text">
      <style:text-properties fo:font-variant="normal" fo:text-transform="none" fo:letter-spacing="normal" fo:font-weight="normal"/>
    </style:style>
    <style:style style:name="T57" style:family="text">
      <style:text-properties fo:font-variant="normal" fo:text-transform="none" fo:font-style="normal"/>
    </style:style>
    <style:style style:name="T58" style:family="text">
      <style:text-properties fo:font-variant="normal" fo:text-transform="none" style:text-position="sub 58%" fo:letter-spacing="normal" fo:font-style="normal" fo:font-weight="normal"/>
    </style:style>
    <style:style style:name="T59" style:family="text">
      <style:text-properties fo:font-variant="normal" fo:text-transform="none" style:text-position="sub 58%" fo:letter-spacing="normal" fo:font-weight="normal"/>
    </style:style>
    <style:style style:name="T60" style:family="text">
      <style:text-properties fo:font-variant="normal" fo:text-transform="none" style:text-position="sub 58%" fo:letter-spacing="normal" fo:font-style="italic" fo:font-weight="normal" officeooo:rsid="0018851e" style:font-style-asian="italic" style:font-style-complex="italic"/>
    </style:style>
    <style:style style:name="T61" style:family="text">
      <style:text-properties fo:font-variant="normal" fo:text-transform="none" style:text-position="sub 58%" fo:font-size="9pt" fo:letter-spacing="normal" fo:font-style="italic" fo:font-weight="bold" style:font-size-asian="9pt" style:font-weight-asian="bold" style:font-size-complex="9pt" style:font-weight-complex="bold"/>
    </style:style>
    <style:style style:name="T62" style:family="text">
      <style:text-properties fo:font-variant="normal" fo:text-transform="none" style:text-position="sub 58%" fo:font-size="9pt" fo:letter-spacing="normal" fo:font-style="normal" fo:font-weight="bold" style:font-size-asian="9pt" style:font-weight-asian="bold" style:font-size-complex="9pt" style:font-weight-complex="bold"/>
    </style:style>
    <style:style style:name="T63" style:family="text">
      <style:text-properties fo:font-variant="normal" fo:text-transform="none" style:text-position="sub 58%" fo:font-size="10pt" fo:letter-spacing="normal" fo:font-style="normal" fo:font-weight="bold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font-size="9pt" fo:letter-spacing="normal" fo:font-style="normal" fo:font-weight="normal" style:font-size-asian="9pt" style:font-weight-asian="bold" style:font-size-complex="9pt" style:font-weight-complex="bold"/>
    </style:style>
    <style:style style:name="T65" style:family="text">
      <style:text-properties fo:font-variant="normal" fo:text-transform="none" fo:font-size="9pt" fo:letter-spacing="normal" fo:font-style="normal" fo:font-weight="bold" style:font-size-asian="9pt" style:font-weight-asian="bold" style:font-size-complex="9pt" style:font-weight-complex="bold"/>
    </style:style>
    <style:style style:name="T66" style:family="text">
      <style:text-properties fo:font-variant="normal" fo:text-transform="none" fo:font-size="9pt" fo:letter-spacing="normal" fo:font-style="italic" fo:font-weight="bold" style:font-size-asian="9pt" style:font-weight-asian="bold" style:font-size-complex="9pt" style:font-weight-complex="bold"/>
    </style:style>
    <style:style style:name="T67" style:family="text">
      <style:text-properties fo:font-variant="normal" fo:text-transform="none" style:text-position="0% 100%" fo:font-size="9pt" fo:letter-spacing="normal" fo:font-style="normal" fo:font-weight="bold" style:font-size-asian="9pt" style:font-weight-asian="bold" style:font-size-complex="9pt" style:font-weight-complex="bold"/>
    </style:style>
    <style:style style:name="T68" style:family="text">
      <style:text-properties fo:font-variant="normal" fo:text-transform="none" style:text-position="-33% 80%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style:text-position="-33% 80%" fo:font-style="normal"/>
    </style:style>
    <style:style style:name="T70" style:family="text">
      <style:text-properties fo:font-variant="normal" fo:text-transform="none" style:text-position="-33% 80%" fo:font-size="10pt" fo:font-style="normal" style:font-size-asian="10pt" style:font-size-complex="10pt"/>
    </style:style>
    <style:style style:name="T71" style:family="text">
      <style:text-properties fo:font-variant="normal" fo:text-transform="none" fo:font-size="10pt" fo:letter-spacing="normal" fo:font-style="normal" fo:font-weight="bold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font-size="10pt" fo:letter-spacing="normal" fo:font-style="italic" fo:font-weight="bold" style:font-size-asian="10pt" style:font-weight-asian="bold" style:font-size-complex="10pt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text-position="-33% 80%" fo:font-style="normal" fo:font-weight="normal"/>
    </style:style>
    <style:style style:name="T75" style:family="text">
      <style:text-properties style:text-position="super 58%"/>
    </style:style>
    <style:style style:name="T76" style:family="text">
      <style:text-properties style:text-position="super 58%" officeooo:rsid="0018851e"/>
    </style:style>
    <style:style style:name="T77" style:family="text">
      <style:text-properties style:font-name-asian="Segoe UI" style:font-name-complex="Segoe UI"/>
    </style:style>
    <style:style style:name="T78" style:family="text">
      <style:text-properties style:text-position="sub 58%" fo:font-style="italic" style:font-style-asian="italic" style:font-style-complex="italic"/>
    </style:style>
    <style:style style:name="T79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80" style:family="text">
      <style:text-properties style:font-name="Liberation Serif1" fo:font-size="10pt" officeooo:rsid="001c6710" style:font-name-asian="Liberation Serif1" style:font-size-asian="10pt" style:font-name-complex="Liberation Serif1" style:font-size-complex="10pt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size="10pt" fo:font-style="italic" style:font-size-asian="10pt" style:font-size-complex="10pt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none"/>
    </style:style>
    <style:style style:name="T86" style:family="text">
      <style:text-properties officeooo:rsid="0018851e"/>
    </style:style>
    <style:style style:name="T87" style:family="text">
      <style:text-properties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T88" style:family="text">
      <style:text-properties fo:font-size="8pt" fo:font-weight="normal" officeooo:rsid="0019fb61" style:font-name-asian="Segoe UI" style:font-size-asian="8pt" style:font-weight-asian="normal" style:font-name-complex="Segoe UI" style:font-size-complex="8pt" style:font-weight-complex="normal"/>
    </style:style>
    <style:style style:name="T89" style:family="text">
      <style:text-properties officeooo:rsid="0019fb61"/>
    </style:style>
    <style:style style:name="T90" style:family="text">
      <style:text-properties fo:font-size="9pt" fo:font-weight="bold" style:font-size-asian="9pt" style:font-weight-asian="bold" style:font-size-complex="9pt" style:font-weight-complex="bold"/>
    </style:style>
    <style:style style:name="T91" style:family="text">
      <style:text-properties officeooo:rsid="001c6710"/>
    </style:style>
    <style:style style:name="T92" style:family="text">
      <style:text-properties fo:font-weight="normal" style:font-name-asian="Segoe UI" style:font-weight-asian="normal" style:font-name-complex="Segoe UI" style:font-weight-complex="normal"/>
    </style:style>
    <style:style style:name="T93" style:family="text">
      <style:text-properties fo:font-weight="normal" officeooo:rsid="0019fb61" style:font-name-asian="Segoe UI" style:font-weight-asian="normal" style:font-name-complex="Segoe UI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7">Monika Stobieniecka<text:tab/>195718</text:p>
            <text:p text:style-name="P18">Marcin Szałek<text:tab/> <text:s text:c="13"/>195729</text:p>
          </table:table-cell>
          <table:table-cell office:value-type="string">
            <text:p text:style-name="P22">Rok akademicki <text:span text:style-name="T4">2015/16</text:span></text:p>
            <text:p text:style-name="P19">Dzień zajęć, godzina: poniedziałek, 16.15</text:p>
          </table:table-cell>
        </table:table-row>
        <table:table-row>
          <table:table-cell office:value-type="string">
            <text:p text:style-name="P17"/>
          </table:table-cell>
          <table:table-cell office:value-type="string">
            <text:p text:style-name="P22"/>
          </table:table-cell>
        </table:table-row>
      </table:table>
      <text:p text:style-name="P22"/>
      <text:p text:style-name="P25">METODY NUMERYCZNE – LABORATORIUM</text:p>
      <text:p text:style-name="P26">Zadanie 1– <text:span text:style-name="T4">Znalezienie miejsc zerowych funkcji nieliniowych (metoda bisekcji, metoda siecznych)</text:span></text:p>
      <text:p text:style-name="P23"/>
      <text:p text:style-name="P24">Opis rozwiązania</text:p>
      <text:p text:style-name="P20"/>
      <text:p text:style-name="P1">Mamy daną funkcję <text:span text:style-name="T2">f</text:span>(<text:span text:style-name="T2">x</text:span>) oraz przedział &lt;<text:span text:style-name="T2">a,b</text:span>&gt;, w którym będziemy poszukiwali miejsca zerowego.</text:p>
      <text:p text:style-name="P13">Aby można było zastosować metodę bisekcji oraz metodę siecznych, w przedziale &lt;<text:span text:style-name="T2">a,b</text:span>&gt; muszą być spełnione poniższe warunki:</text:p>
      <text:list xml:id="list4616459714582689341" text:style-name="L1">
        <text:list-item>
          <text:p text:style-name="P30"><text:span text:style-name="T41">funkcja </text:span><text:span text:style-name="T51">f(x)</text:span><text:span text:style-name="T41"> jest</text:span><text:span text:style-name="T55"> określona</text:span><text:span text:style-name="T41">. Określoność funkcji oznacza, iż dla każdej wartości argumentu x z przedziału </text:span><text:span text:style-name="T51">&lt;a,b&gt;</text:span><text:span text:style-name="T41"> potrafimy policzyć wartość funkcji,</text:span></text:p>
        </text:list-item>
        <text:list-item>
          <text:p text:style-name="P41"><text:span text:style-name="T41">funkcja </text:span><text:span text:style-name="T50">f</text:span><text:span text:style-name="T42">(</text:span><text:span text:style-name="T50">x</text:span><text:span text:style-name="T42">)</text:span><text:span text:style-name="T41"> jest </text:span><text:span text:style-name="T54">ciągła</text:span><text:span text:style-name="T41">. Ciągłość funkcji oznacza z kolei, że w jej wykresie nie ma nagłych skoków. Funkcja przebiega przez wszystkie wartości pośrednie - nie istnieją zatem przerwy w kolejnych wartościach funkcji,</text:span></text:p>
        </text:list-item>
        <text:list-item>
          <text:p text:style-name="P27"><text:span text:style-name="T47">funkcja </text:span><text:span text:style-name="T2">f</text:span><text:span text:style-name="T57">(</text:span><text:span text:style-name="T2">x</text:span><text:span text:style-name="T57">)</text:span><text:span text:style-name="T41"> </text:span><text:span text:style-name="T47">na krańcach przedziału </text:span><text:span text:style-name="T57">&lt;</text:span><text:span text:style-name="T2">a,b</text:span><text:span text:style-name="T57">&gt;</text:span><text:span text:style-name="T41"> </text:span><text:span text:style-name="T47">przyjmuje </text:span><text:span text:style-name="T43">różne znaki</text:span><text:span text:style-name="T47">. Ponieważ funkcja, zgodnie z poprzednim podpunktem, jest ciągła, to przyjmuje w przedziale </text:span><text:span text:style-name="T57">&lt;</text:span><text:span text:style-name="T2">a,b</text:span><text:span text:style-name="T57">&gt;</text:span><text:span text:style-name="T47">wszystkie wartości pośrednie pomiędzy </text:span><text:span text:style-name="T2">f</text:span><text:span text:style-name="T57">(</text:span><text:span text:style-name="T2">a</text:span><text:span text:style-name="T57">)</text:span><text:span text:style-name="T41"> </text:span><text:span text:style-name="T47">i </text:span><text:span text:style-name="T2">f</text:span><text:span text:style-name="T57">(</text:span><text:span text:style-name="T2">b</text:span><text:span text:style-name="T57">)</text:span>.<text:span text:style-name="T41">  </text:span><text:span text:style-name="T47">Wartości te mają różne znaki, zatem musi istnieć taki punkt x</text:span><text:span text:style-name="T58">i</text:span><text:span text:style-name="T47"> w przedziale &lt;a,b&gt;, dla którego funkcja f(x</text:span><text:span text:style-name="T58">i</text:span><text:span text:style-name="T47">) przyjmuje wartość 0.</text:span></text:p>
        </text:list-item>
      </text:list>
      <text:p text:style-name="P2">Gdy funkcja <text:span text:style-name="T2">f</text:span>(<text:span text:style-name="T2">x</text:span>) spełnia powyższe trzy warunki, to w przedziale &lt;<text:span text:style-name="T2">a,b</text:span>&gt; zagwarantowane jest istnienie pierwiastka i możemy go wyszukać algorytmem bisekcji oraz siecznych.</text:p>
      <text:p text:style-name="P2"/>
      <text:p text:style-name="P7">Metoda bisekcji:</text:p>
      <text:p text:style-name="P29">Zasada działania algorytmu bisekcji jest następująca:</text:p>
      <text:p text:style-name="P3"><text:span text:style-name="T6">1. </text:span><text:span text:style-name="T5">Wyznaczamy punkt </text:span><text:span text:style-name="T3">x</text:span><text:span text:style-name="T74">i</text:span><text:span text:style-name="T5"> jako środek przedziału &lt;</text:span><text:span text:style-name="T3">a,b</text:span><text:span text:style-name="T5">&gt; zgodnie ze wzorem:</text:span></text:p>
      <text:p text:style-name="P32"><text:span text:style-name="T64"><text:tab/><text:tab/><text:tab/></text:span><text:span text:style-name="T66">x</text:span><text:span text:style-name="T61">i</text:span><text:span text:style-name="T62">  </text:span><text:span text:style-name="T67">= (a + b) / 2</text:span></text:p>
      <text:p text:style-name="P32"><text:span text:style-name="T45">2. </text:span><text:span text:style-name="T47">Po wyznaczeniu wartości środka przedziału, sprawdzamy, </text:span><text:span text:style-name="T48">czy wykonana została podana przez użytkownika liczba iteracji lub </text:span><text:span text:style-name="T47">czy spełniony jest warunek dokładności, który w naszym przypadku ma postać:</text:span></text:p>
      <text:p text:style-name="P32"><text:span text:style-name="T64"><text:tab/><text:tab/><text:tab/></text:span><text:span text:style-name="T65">| </text:span><text:span text:style-name="T66">x</text:span><text:span text:style-name="T62">i</text:span><text:span text:style-name="T65"> – </text:span><text:span text:style-name="T66">x</text:span><text:span text:style-name="T62">i-1</text:span><text:span text:style-name="T65"> | &lt; </text:span><text:span text:style-name="T66">ε</text:span><text:span text:style-name="T90"> </text:span><text:span text:style-name="T65">|</text:span></text:p>
      <text:p text:style-name="P33"><text:span text:style-name="T56">gdzie x</text:span><text:span text:style-name="T59">i </text:span><text:span text:style-name="T56">- środek przedziału &lt;a,b&gt;, natomiast x</text:span><text:span text:style-name="T59">i-1</text:span><text:span text:style-name="T56"> – to wartość środka poprzedniego przedziału &lt;a,b&gt;</text:span></text:p>
      <text:p text:style-name="P32"><text:span text:style-name="T45">3.1 </text:span><text:span text:style-name="T49">Jeśli żaden z powyższych warunków nie został spełniony za nowy przedział poszukiwań pierwiastka przyjmujemy ten przedział &lt;</text:span><text:span text:style-name="T52">a,x</text:span><text:span text:style-name="T68">i</text:span><text:span text:style-name="T49">&gt; lub &lt;</text:span><text:span text:style-name="T52">x</text:span><text:span text:style-name="T68">i</text:span><text:span text:style-name="T49">,</text:span><text:span text:style-name="T52">b</text:span><text:span text:style-name="T49">&gt;, w którym funkcja zmienia znak na krańcach. Następnie powracamy do punktu 1.</text:span></text:p>
      <text:p text:style-name="P32"><text:span text:style-name="T45">3.2</text:span><text:span text:style-name="T47"> Jeśli jeden z powyższych warunków został spełniony następuje zakończenie wykonywania algorytmu oraz wypisanie wyznaczonego pierwiastka.</text:span></text:p>
      <text:p text:style-name="P34">Metoda siecznych:</text:p>
      <text:p text:style-name="P4">Dodatkowo warunkiem poprawnego wykonania metody siecznych w przedziale &lt;<text:span text:style-name="T2">a,b</text:span>&gt; pierwsza pochodna <text:span text:style-name="T2">f </text:span>'(<text:span text:style-name="T2">x</text:span>) jest różna od zera. Nie istnieje zatem minimum lub maksimum lokalne. Ten warunek gwarantuje nam, iż sieczna nie będzie równoległa do osi OX, co uniemożliwiłoby wyznaczenie jej punktu przecięcia z tą osią.</text:p>
      <text:p text:style-name="P4"><text:span text:style-name="T73">1. </text:span>Przyjmujemy<text:span text:style-name="T4"> x</text:span><text:span text:style-name="T78">0</text:span><text:span text:style-name="T4"> = a</text:span> oraz <text:span text:style-name="T4">x</text:span><text:span text:style-name="T78">1</text:span><text:span text:style-name="T4"> = b</text:span>.</text:p>
      <text:p text:style-name="P32"><text:span text:style-name="T73">2. </text:span>Wyznaczamy punkt <text:span text:style-name="T2">x</text:span><text:span text:style-name="T69">i</text:span> na podstawie wzoru <text:span text:style-name="T91">(równania cięciwy)</text:span></text:p>
      <text:p text:style-name="P35"><text:tab/><text:tab/><text:tab/><text:span text:style-name="T82">x</text:span><text:span text:style-name="T70">i</text:span><text:span text:style-name="T81"> </text:span><text:span text:style-name="T80">=</text:span><text:span text:style-name="T81"> <text:s/></text:span><text:span text:style-name="T82">x</text:span><text:span text:style-name="T70">i-1</text:span><text:span text:style-name="T81"> - </text:span><text:span text:style-name="T81"><draw:frame draw:style-name="fr1" draw:name="Obiekt2" text:anchor-type="as-char" svg:width="3.59cm" svg:height="1.162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2"><text:span text:style-name="T73">3.</text:span> <text:span text:style-name="T47">Po wyznaczeniu wartości </text:span><text:span text:style-name="T53">x</text:span><text:span text:style-name="T60">i</text:span><text:span text:style-name="T47">, sprawdzamy, </text:span><text:span text:style-name="T48">czy wykonana została podana przez użytkownika liczba iteracji lub </text:span><text:span text:style-name="T47">czy spełniony jest warunek dokładności, który w naszym przypadku ma postać:</text:span></text:p>
      <text:p text:style-name="P32"><text:span text:style-name="T64"><text:tab/><text:tab/><text:tab/></text:span><text:span text:style-name="T71">| </text:span><text:span text:style-name="T72">x</text:span><text:span text:style-name="T63">i</text:span><text:span text:style-name="T71"> – </text:span><text:span text:style-name="T72">x</text:span><text:span text:style-name="T63">i-1</text:span><text:span text:style-name="T71"> | &lt; </text:span><text:span text:style-name="T72">ε</text:span><text:span text:style-name="T83"> </text:span><text:span text:style-name="T71">|</text:span></text:p>
      <text:p text:style-name="P5"><text:span text:style-name="T73">4.1</text:span> Gdy dla danego <text:span text:style-name="T4">x</text:span><text:span text:style-name="T78">i</text:span> żaden z warunków nie został spełniony obliczamy wartość <text:span text:style-name="T4">x</text:span><text:span text:style-name="T78">i+1</text:span>, powracając do punktu 2. </text:p>
      <text:p text:style-name="P6"><text:span text:style-name="T44">4.2 </text:span><text:span text:style-name="T46">W przypadku spełnienia jednego z powyższych warunków, następuje zakończenie wykonywania algorytmu oraz wypisanie znalezionego miejsca zerowego.</text:span></text:p>
      <text:p text:style-name="P16">Wyniki</text:p>
      <text:p text:style-name="P11"/>
      <text:p text:style-name="P9">W naszym programie zostały zaimplementowane 4 funkcje, dla których mogą zostać obliczone pierwiastki:</text:p>
      <text:p text:style-name="P9">[1] f(x) = sin(2x – 4)</text:p>
      <text:p text:style-name="P9">[2] f(x) = x<text:span text:style-name="T75">3</text:span> – x<text:span text:style-name="T75">2</text:span> - 2x + 1</text:p>
      <text:p text:style-name="P9">[3] f(x) = 2<text:span text:style-name="T75">x</text:span> - 3<text:span text:style-name="T77">∙</text:span>x </text:p>
      <text:p text:style-name="P9">[4] f(x) = 2<text:span text:style-name="T75">x</text:span> – 8<text:span text:style-name="T77">∙</text:span>x<text:span text:style-name="T75">2</text:span> + cos<text:span text:style-name="T86">(</text:span>x<text:span text:style-name="T86">)</text:span></text:p>
      <text:p text:style-name="P8"/>
      <text:p text:style-name="P9">Tabela 1 przedstawia wyznaczenie miejsca zerowego dla wybranej funkcji na podstawie zadanych parametrów (dokładności, liczby iteracji, początku oraz końca przedziału). Zarówno dla metody bisekcji jak i dla metody siecznych zostały wyliczone pierwiastki. Ponadto tabela zawiera informacje o dokładności wyniku po zadanej przez użytkownika liczbie iteracji oraz o liczbie przeprowadzonych iteracji przy zadanej przez użytkownika dokładności.</text:p>
      <text:p text:style-name="P9">Wyliczone zostały również teoretyczne wartości pierwiastków każdej z funkcji dla podanych przedziałów (zawarte są w kolumnie <text:span text:style-name="T4">Pierwiastek teoretyczny</text:span>).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row>
          <table:table-cell table:style-name="Tabela3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a3.A1" office:value-type="string">
            <text:p text:style-name="P15"/>
          </table:table-cell>
          <table:table-cell table:style-name="Tabela3.A1" table:number-columns-spanned="3" office:value-type="string">
            <text:p text:style-name="P15">METODA BISEKCJI</text:p>
          </table:table-cell>
          <table:covered-table-cell/>
          <table:covered-table-cell/>
          <table:table-cell table:style-name="Tabela3.K1" table:number-columns-spanned="3" office:value-type="string">
            <text:p text:style-name="P15">METODA SIECZNYCH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8">#</text:p>
          </table:table-cell>
          <table:table-cell table:style-name="Tabela3.A2" office:value-type="string">
            <text:p text:style-name="P38">Funkcja</text:p>
          </table:table-cell>
          <table:table-cell table:style-name="Tabela3.C2" office:value-type="string">
            <text:p text:style-name="P38">Dokładność </text:p>
          </table:table-cell>
          <table:table-cell table:style-name="Tabela3.D2" office:value-type="string">
            <text:p text:style-name="P38">Liczba iteracji</text:p>
          </table:table-cell>
          <table:table-cell table:style-name="Tabela3.A2" table:number-columns-spanned="2" office:value-type="string">
            <text:p text:style-name="P38">Zakres</text:p>
          </table:table-cell>
          <table:covered-table-cell/>
          <table:table-cell table:style-name="Tabela3.G2" office:value-type="string">
            <text:p text:style-name="P38">Pierwiastek teoretyczny</text:p>
          </table:table-cell>
          <table:table-cell table:style-name="Tabela3.H2" office:value-type="string">
            <text:p text:style-name="P38">Pierwiastek</text:p>
          </table:table-cell>
          <table:table-cell table:style-name="Tabela3.C2" office:value-type="string">
            <text:p text:style-name="P38">Liczba iteracji</text:p>
            <text:p text:style-name="P38">(dla dokładności)</text:p>
          </table:table-cell>
          <table:table-cell table:style-name="Tabela3.D2" office:value-type="string">
            <text:p text:style-name="P38">Dokładność (dla iteracji)</text:p>
          </table:table-cell>
          <table:table-cell table:style-name="Tabela3.H2" office:value-type="string">
            <text:p text:style-name="P38">Pierwiastek </text:p>
          </table:table-cell>
          <table:table-cell table:style-name="Tabela3.C2" office:value-type="string">
            <text:p text:style-name="P38">Liczba iteracji (dla dokładności)</text:p>
          </table:table-cell>
          <table:table-cell table:style-name="Tabela3.M2" office:value-type="string">
            <text:p text:style-name="P38">Dokładność </text:p>
            <text:p text:style-name="P38">(dla iteracji)</text:p>
          </table:table-cell>
        </table:table-row>
        <table:table-row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C2" office:value-type="string">
            <text:p text:style-name="P38">0.0001</text:p>
          </table:table-cell>
          <table:table-cell table:style-name="Tabela3.D2" office:value-type="string">
            <text:p text:style-name="P38">-</text:p>
          </table:table-cell>
          <table:table-cell table:style-name="Tabela3.E3" office:value-type="float" office:value="-3">
            <text:p text:style-name="P38">-3</text:p>
          </table:table-cell>
          <table:table-cell table:style-name="Tabela3.F3" office:value-type="float" office:value="-2">
            <text:p text:style-name="P38">-2</text:p>
          </table:table-cell>
          <table:table-cell table:style-name="Tabela3.G2" office:value-type="string">
            <text:p text:style-name="P36">-2,7123889804</text:p>
          </table:table-cell>
          <table:table-cell table:style-name="Tabela3.H2" office:value-type="string">
            <text:p text:style-name="P38"><text:span text:style-name="T84">-2.7123</text:span>413086</text:p>
          </table:table-cell>
          <table:table-cell table:style-name="Tabela3.I3" office:value-type="float" office:value="14">
            <text:p text:style-name="P38">14</text:p>
          </table:table-cell>
          <table:table-cell table:style-name="Tabela3.D2" office:value-type="string">
            <text:p text:style-name="P38">-</text:p>
          </table:table-cell>
          <table:table-cell table:style-name="Tabela3.H2" office:value-type="string">
            <text:p text:style-name="P38"><text:span text:style-name="T84">-2.7123</text:span>890190</text:p>
          </table:table-cell>
          <table:table-cell table:style-name="Tabela3.I3" office:value-type="float" office:value="4">
            <text:p text:style-name="P38">4</text:p>
          </table:table-cell>
          <table:table-cell table:style-name="Tabela3.M2" office:value-type="string">
            <text:p text:style-name="P38">-</text:p>
          </table:table-cell>
        </table:table-row>
        <table:table-row table:style-name="Tabela3.4">
          <table:table-cell table:style-name="Tabela3.A2" office:value-type="string">
            <text:p text:style-name="P38">2</text:p>
          </table:table-cell>
          <table:table-cell table:style-name="Tabela3.A2" office:value-type="string">
            <text:p text:style-name="P38">1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5</text:p>
          </table:table-cell>
          <table:table-cell table:style-name="Tabela3.A2" office:value-type="string">
            <text:p text:style-name="P38">3</text:p>
          </table:table-cell>
          <table:table-cell table:style-name="Tabela3.F4" office:value-type="float" office:value="4">
            <text:p text:style-name="P38">4</text:p>
          </table:table-cell>
          <table:table-cell table:style-name="Tabela3.G2" office:value-type="string">
            <text:p text:style-name="P28">3.5707963268</text:p>
          </table:table-cell>
          <table:table-cell table:style-name="Tabela3.H2" office:value-type="string">
            <text:p text:style-name="P38">3.593750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0.03125</text:p>
          </table:table-cell>
          <table:table-cell table:style-name="Tabela3.H2" office:value-type="string">
            <text:p text:style-name="P38">3.5707963268</text:p>
          </table:table-cell>
          <table:table-cell table:style-name="Tabela3.C2" office:value-type="string">
            <text:p text:style-name="P38">-</text:p>
          </table:table-cell>
          <table:table-cell table:style-name="Tabela3.M2" office:value-type="string">
            <text:p text:style-name="P39">7.5<text:span text:style-name="T93">5</text:span>e<text:span text:style-name="T75">-12</text:span></text:p>
          </table:table-cell>
        </table:table-row>
        <table:table-row>
          <table:table-cell table:style-name="Tabela3.A2" office:value-type="string">
            <text:p text:style-name="P38">3</text:p>
          </table:table-cell>
          <table:table-cell table:style-name="Tabela3.A2" office:value-type="string">
            <text:p text:style-name="P38">2</text:p>
          </table:table-cell>
          <table:table-cell table:style-name="Tabela3.C2" office:value-type="string">
            <text:p text:style-name="P38">0.000001</text:p>
          </table:table-cell>
          <table:table-cell table:style-name="Tabela3.D2" office:value-type="string">
            <text:p text:style-name="P38">-</text:p>
          </table:table-cell>
          <table:table-cell table:style-name="Tabela3.E5" office:value-type="float" office:value="-10">
            <text:p text:style-name="P38">-10</text:p>
          </table:table-cell>
          <table:table-cell table:style-name="Tabela3.F5" office:value-type="float" office:value="-1">
            <text:p text:style-name="P38">-1</text:p>
          </table:table-cell>
          <table:table-cell table:style-name="Tabela3.G2" office:value-type="string">
            <text:p text:style-name="P36">-1.2469796037</text:p>
          </table:table-cell>
          <table:table-cell table:style-name="Tabela3.H2" office:value-type="string">
            <text:p text:style-name="P38"><text:span text:style-name="T84">-1.246979</text:span>4154</text:p>
          </table:table-cell>
          <table:table-cell table:style-name="Tabela3.I3" office:value-type="float" office:value="24">
            <text:p text:style-name="P38">24</text:p>
          </table:table-cell>
          <table:table-cell table:style-name="Tabela3.D2" office:value-type="string">
            <text:p text:style-name="P38">-</text:p>
          </table:table-cell>
          <table:table-cell table:style-name="Tabela3.H2" office:value-type="string">
            <text:p text:style-name="P38"><text:span text:style-name="T84">-1.246979</text:span>6037</text:p>
          </table:table-cell>
          <table:table-cell table:style-name="Tabela3.I3" office:value-type="float" office:value="7">
            <text:p text:style-name="P38">7</text:p>
          </table:table-cell>
          <table:table-cell table:style-name="Tabela3.M2" office:value-type="string">
            <text:p text:style-name="P38">-</text:p>
          </table:table-cell>
        </table:table-row>
        <table:table-row>
          <table:table-cell table:style-name="Tabela3.A2" office:value-type="string">
            <text:p text:style-name="P38">4</text:p>
          </table:table-cell>
          <table:table-cell table:style-name="Tabela3.A2" office:value-type="string">
            <text:p text:style-name="P38">2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3</text:p>
          </table:table-cell>
          <table:table-cell table:style-name="Tabela3.E6" office:value-type="float" office:value="1.5">
            <text:p text:style-name="P38">1,5</text:p>
          </table:table-cell>
          <table:table-cell table:style-name="Tabela3.F6" office:value-type="float" office:value="3">
            <text:p text:style-name="P38">3</text:p>
          </table:table-cell>
          <table:table-cell table:style-name="Tabela3.G2" office:value-type="string">
            <text:p text:style-name="P36">1.8019377358</text:p>
          </table:table-cell>
          <table:table-cell table:style-name="Tabela3.H2" office:value-type="string">
            <text:p text:style-name="P37">1.6875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0.1875</text:p>
          </table:table-cell>
          <table:table-cell table:style-name="Tabela3.H2" office:value-type="string">
            <text:p text:style-name="P38">1.8447788327</text:p>
          </table:table-cell>
          <table:table-cell table:style-name="Tabela3.C2" office:value-type="string">
            <text:p text:style-name="P38">-</text:p>
          </table:table-cell>
          <table:table-cell table:style-name="Tabela3.M2" office:value-type="string">
            <text:p text:style-name="P38">0.180589<text:span text:style-name="T89">0856</text:span></text:p>
          </table:table-cell>
        </table:table-row>
        <table:table-row>
          <table:table-cell table:style-name="Tabela3.A2" office:value-type="string">
            <text:p text:style-name="P38">5</text:p>
          </table:table-cell>
          <table:table-cell table:style-name="Tabela3.A2" office:value-type="string">
            <text:p text:style-name="P38">3</text:p>
          </table:table-cell>
          <table:table-cell table:style-name="Tabela3.C2" office:value-type="string">
            <text:p text:style-name="P38">0.0000000001</text:p>
          </table:table-cell>
          <table:table-cell table:style-name="Tabela3.D2" office:value-type="string">
            <text:p text:style-name="P38">-</text:p>
          </table:table-cell>
          <table:table-cell table:style-name="Tabela3.A2" office:value-type="string">
            <text:p text:style-name="P38">2.5</text:p>
          </table:table-cell>
          <table:table-cell table:style-name="Tabela3.A2" office:value-type="string">
            <text:p text:style-name="P38">4</text:p>
          </table:table-cell>
          <table:table-cell table:style-name="Tabela3.G2" office:value-type="string">
            <text:p text:style-name="P37"><text:bookmark text:name="plaintext"/>3.3131783805</text:p>
          </table:table-cell>
          <table:table-cell table:style-name="Tabela3.H2" office:value-type="string">
            <text:p text:style-name="P40">3.3131783805</text:p>
          </table:table-cell>
          <table:table-cell table:style-name="Tabela3.C2" office:value-type="string">
            <text:p text:style-name="P38">34</text:p>
          </table:table-cell>
          <table:table-cell table:style-name="Tabela3.D2" office:value-type="string">
            <text:p text:style-name="P38">-</text:p>
          </table:table-cell>
          <table:table-cell table:style-name="Tabela3.H2" office:value-type="string">
            <text:p text:style-name="P40">3.3131783805</text:p>
          </table:table-cell>
          <table:table-cell table:style-name="Tabela3.C2" office:value-type="string">
            <text:p text:style-name="P38">8</text:p>
          </table:table-cell>
          <table:table-cell table:style-name="Tabela3.M2" office:value-type="string">
            <text:p text:style-name="P38">-</text:p>
          </table:table-cell>
        </table:table-row>
        <table:table-row>
          <table:table-cell table:style-name="Tabela3.A2" office:value-type="string">
            <text:p text:style-name="P38">6</text:p>
          </table:table-cell>
          <table:table-cell table:style-name="Tabela3.A2" office:value-type="string">
            <text:p text:style-name="P38">3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6</text:p>
          </table:table-cell>
          <table:table-cell table:style-name="Tabela3.A2" office:value-type="string">
            <text:p text:style-name="P38">-2</text:p>
          </table:table-cell>
          <table:table-cell table:style-name="Tabela3.A2" office:value-type="string">
            <text:p text:style-name="P38">1</text:p>
          </table:table-cell>
          <table:table-cell table:style-name="Tabela3.G2" office:value-type="string">
            <text:p text:style-name="P37"><text:bookmark text:name="plaintext1"/>0.4578223732</text:p>
          </table:table-cell>
          <table:table-cell table:style-name="Tabela3.H2" office:value-type="string">
            <text:p text:style-name="P38">0.484375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0.046875</text:p>
          </table:table-cell>
          <table:table-cell table:style-name="Tabela3.H2" office:value-type="string">
            <text:p text:style-name="P38">0.4578223732</text:p>
          </table:table-cell>
          <table:table-cell table:style-name="Tabela3.C2" office:value-type="string">
            <text:p text:style-name="P38">-</text:p>
          </table:table-cell>
          <table:table-cell table:style-name="Tabela3.M2" office:value-type="string">
            <text:p text:style-name="P39">4.07<text:span text:style-name="T92">∙</text:span>e<text:span text:style-name="T75">-1</text:span><text:span text:style-name="T76">1</text:span></text:p>
          </table:table-cell>
        </table:table-row>
        <table:table-row>
          <table:table-cell table:style-name="Tabela3.A2" office:value-type="string">
            <text:p text:style-name="P38">7</text:p>
          </table:table-cell>
          <table:table-cell table:style-name="Tabela3.A2" office:value-type="string">
            <text:p text:style-name="P38">4</text:p>
          </table:table-cell>
          <table:table-cell table:style-name="Tabela3.C2" office:value-type="string">
            <text:p text:style-name="P38">0.0000001</text:p>
          </table:table-cell>
          <table:table-cell table:style-name="Tabela3.D2" office:value-type="string">
            <text:p text:style-name="P38">-</text:p>
          </table:table-cell>
          <table:table-cell table:style-name="Tabela3.A2" office:value-type="string">
            <text:p text:style-name="P38">-2 </text:p>
          </table:table-cell>
          <table:table-cell table:style-name="Tabela3.A2" office:value-type="string">
            <text:p text:style-name="P38">0</text:p>
          </table:table-cell>
          <table:table-cell table:style-name="Tabela3.G2" office:value-type="string">
            <text:p text:style-name="P37">-0.4515315599</text:p>
          </table:table-cell>
          <table:table-cell table:style-name="Tabela3.H2" office:value-type="string">
            <text:p text:style-name="P38"><text:span text:style-name="T84">-0.4515315</text:span>890</text:p>
          </table:table-cell>
          <table:table-cell table:style-name="Tabela3.C2" office:value-type="string">
            <text:p text:style-name="P38">25</text:p>
          </table:table-cell>
          <table:table-cell table:style-name="Tabela3.D2" office:value-type="string">
            <text:p text:style-name="P38">-</text:p>
          </table:table-cell>
          <table:table-cell table:style-name="Tabela3.H2" office:value-type="string">
            <text:p text:style-name="P40">-0.4515315<text:span text:style-name="T85">599</text:span></text:p>
          </table:table-cell>
          <table:table-cell table:style-name="Tabela3.C2" office:value-type="string">
            <text:p text:style-name="P38">9</text:p>
          </table:table-cell>
          <table:table-cell table:style-name="Tabela3.M2" office:value-type="string">
            <text:p text:style-name="P38">-</text:p>
          </table:table-cell>
        </table:table-row>
        <table:table-row>
          <table:table-cell table:style-name="Tabela3.A2" office:value-type="string">
            <text:p text:style-name="P38">8</text:p>
          </table:table-cell>
          <table:table-cell table:style-name="Tabela3.A2" office:value-type="string">
            <text:p text:style-name="P38">4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7</text:p>
          </table:table-cell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2</text:p>
          </table:table-cell>
          <table:table-cell table:style-name="Tabela3.G2" office:value-type="string">
            <text:p text:style-name="P37">0.5374008646</text:p>
          </table:table-cell>
          <table:table-cell table:style-name="Tabela3.H2" office:value-type="string">
            <text:p text:style-name="P38">0.546875</text:p>
          </table:table-cell>
          <table:table-cell table:style-name="Tabela3.C2" office:value-type="string">
            <text:p text:style-name="P38">-</text:p>
          </table:table-cell>
          <table:table-cell table:style-name="Tabela3.D2" office:value-type="string">
            <text:p text:style-name="P38">0.015625</text:p>
          </table:table-cell>
          <table:table-cell table:style-name="Tabela3.H2" office:value-type="string">
            <text:p text:style-name="P38">0.5372964660</text:p>
          </table:table-cell>
          <table:table-cell table:style-name="Tabela3.C2" office:value-type="string">
            <text:p text:style-name="P38">-</text:p>
          </table:table-cell>
          <table:table-cell table:style-name="Tabela3.M2" office:value-type="string">
            <text:p text:style-name="P38">0.0035251556</text:p>
          </table:table-cell>
        </table:table-row>
      </table:table>
      <text:p text:style-name="P9">Tab.1. Wyniki przeprowadzonych doświadczeń.</text:p>
      <text:p text:style-name="P9"/>
      <text:p text:style-name="P12">Wnioski</text:p>
      <text:p text:style-name="P21"/>
      <text:p text:style-name="P10">Dla każdego z przeprowadzonych doświadczeń wybierając kryterium dokładności w celu zakończenia wykonywania się programu zauważyć można, że w metodzie bisekcji należało przeprowadzić o wiele więcej iteracji niż w przypadku metody siecznych. Świadczy to o dużej skuteczności metody siecznych w porównaniu do metody bisekcji. </text:p>
      <text:p text:style-name="P10"><text:s/></text:p>
      <text:p text:style-name="P10">Porównując dokładność obliczeń wybierając kryterium zakończenia algorytmu po zadanej liczbie iteracji, możemy zauważyć, iż metoda siecznych jest dokładniejsza niż metoda bisekcji. W każdym z przeprowadzonych doświadczeń otrzymaliśmy dokładność obliczeń, która za każdym razem dla metody siecznych była wyższa niż dla metody bisekcji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6-03-20T21:52:32.575000000</dc:date>
    <dc:language>pl-PL</dc:language>
    <meta:editing-cycles>29</meta:editing-cycles>
    <meta:editing-duration>PT3H57M34S</meta:editing-duration>
    <meta:document-statistic meta:table-count="2" meta:image-count="0" meta:object-count="1" meta:page-count="2" meta:paragraph-count="164" meta:word-count="782" meta:character-count="5287" meta:non-whitespace-character-count="4626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sub>
                <mi>x</mi>
                <mrow>
                  <mi>i</mi>
                  <mo stretchy="false">−</mo>
                  <mn>1</mn>
                </mrow>
              </msub>
            </mrow>
            <mo fence="true" stretchy="false">)</mo>
          </mrow>
          <mo stretchy="false">∗</mo>
          <mrow>
            <mo fence="true" stretchy="false">(</mo>
            <mrow>
              <mrow>
                <msub>
                  <mi>x</mi>
                  <mrow>
                    <mi>i</mi>
                    <mo stretchy="false">−</mo>
                    <mn>1</mn>
                  </mrow>
                </msub>
                <mo stretchy="false">−</mo>
                <msub>
                  <mi>x</mi>
                  <mrow>
                    <mi>i</mi>
                    <mo stretchy="false">−</mo>
                    <mn>2</mn>
                  </mrow>
                </msub>
              </mrow>
            </mrow>
            <mo fence="true" stretchy="false">)</mo>
          </mrow>
        </mrow>
      </mrow>
      <mrow>
        <mo fence="true" stretchy="false">(</mo>
        <mrow>
          <mrow>
            <msub>
              <mi>f</mi>
              <msub>
                <mi>x</mi>
                <mrow>
                  <mi>i</mi>
                  <mo stretchy="false">−</mo>
                  <mn>1</mn>
                </mrow>
              </msub>
            </msub>
            <mo stretchy="false">−</mo>
            <msub>
              <mi>f</mi>
              <msub>
                <mi>x</mi>
                <mrow>
                  <mi>i</mi>
                  <mo stretchy="false">−</mo>
                  <mn>2</mn>
                </mrow>
              </msub>
            </msub>
          </mrow>
        </mrow>
        <mo fence="true" stretchy="false">)</mo>
      </mrow>
    </mfrac>
    <annotation encoding="StarMath 5.0">{ { f( x_{i-1}) *  (x_{i-1} - x_{i-2}  )}  over {(f_{x_{i-1}} - f_{x_{i-2}}  )} } </annotation>
  </semantics>
</math>
</file>